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34322d" style:font-name="Courier New" fo:font-size="12pt" fo:background-color="#f8f8f7" loext:char-shading-value="0" style:font-name-asian="Courier New1" style:font-size-asian="12pt" style:font-name-complex="Courier New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reamlit</text:span></text:p>
      <text:p text:style-name="Standard"><text:span text:style-name="T1">pandas</text:span></text:p>
      <text:p text:style-name="Standard"><text:span text:style-name="T1">plot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" meta:character-count="21" meta:non-whitespace-character-count="21"/>
    <meta:generator>LibreOfficeDev/6.0.5.2$Linux_X86_64 LibreOffice_project/</meta:generator>
  </office:meta>
</office:document-meta>
</file>